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be480a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4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7" table:number-rows-spanned="1">
            <text:p>SIG</text:p>
          </table:table-cell>
          <table:covered-table-cell table:number-columns-repeated="6"/>
          <table:table-cell office:value-type="string" calcext:value-type="string">
            <text:p>0.035mm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6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GND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office:value-type="string" calcext:value-type="string">
            <text:p>0.15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PWR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5" table:style-name="ce5"/>
          <table:covered-table-cell table:style-name="ce7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5" table:style-name="ce5"/>
          <table:covered-table-cell table:style-name="ce7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SIG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office:value-type="string" calcext:value-type="string">
            <text:p>0.15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GND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6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6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SIG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office:value-type="string" calcext:value-type="string">
            <text:p>0.15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GND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6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6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SIG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office:value-type="string" calcext:value-type="string">
            <text:p>0.15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GND</text:p>
          </table:table-cell>
          <table:covered-table-cell table:number-columns-repeated="6"/>
          <table:table-cell office:value-type="string" calcext:value-type="string">
            <text:p>0.03mm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PREPREG 2313</text:p>
          </table:table-cell>
          <table:covered-table-cell table:number-columns-repeated="6"/>
          <table:table-cell office:value-type="string" calcext:value-type="string">
            <text:p>0.089mm</text:p>
          </table:table-cell>
          <table:table-cell/>
        </table:table-row>
        <table:table-row table:style-name="ro1">
          <table:table-cell office:value-type="string" calcext:value-type="string" table:number-columns-spanned="7" table:number-rows-spanned="1">
            <text:p>SIG</text:p>
          </table:table-cell>
          <table:covered-table-cell table:number-columns-repeated="6"/>
          <table:table-cell office:value-type="string" calcext:value-type="string">
            <text:p>0.035mm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>
            <text:p>JLC101611-2313 Buildup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21:08:51.363380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6:11:39.093654202</meta:creation-date>
    <dc:date>2023-12-02T21:13:01.113362850</dc:date>
    <meta:editing-duration>P29DT2H29M17S</meta:editing-duration>
    <meta:editing-cycles>6</meta:editing-cycles>
    <meta:generator>LibreOffice/6.4.7.2$Linux_X86_64 LibreOffice_project/40$Build-2</meta:generator>
    <meta:document-statistic meta:table-count="1" meta:cell-count="55" meta:object-count="0"/>
  </office:meta>
</office:document-meta>
</file>